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tinationPatternsMessageCondition.DestinationPatternsMessageCondition( String [ ] patterns , @ Nullable PathMatcher matc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PatternsMessageCondition.get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PatternsMessageCondition.getPatternComparator( Object destin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stinationPatternsMessageCondition.getMatchingCondition( Message &lt; ? &gt; messa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stinationPatternsMessageCondition.DestinationPatternsMessageCondition( String ... 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PatternsMessageCondition.prependLeadingSlash( String [ ] patterns , RouteMatcher routeMatc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stinationPatternsMessageCondition.combine( DestinationPatternsMessageCondition ot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stinationPatternsMessageCondition.get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PatternsMessageCondition.compareTo( DestinationPatternsMessageCondition other , Message &lt; ? &gt;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stinationPatternsMessageCondition.matchPattern( String pattern , Object destin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stinationPatternsMessageCondit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PatternsMessageCondition.DestinationPatternsMessageCondition( String [ ] patterns , RouteMatcher route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PatternsMessageCondition.DestinationPatternsMessageCondition( Set &lt; String &gt; patterns , RouteMatcher route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